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Listenabsatz" style:list-style-name="L1"/>
    <style:style style:name="P2" style:family="paragraph" style:parent-style-name="Listenabsatz" style:list-style-name="L1">
      <style:text-properties officeooo:paragraph-rsid="002d8772"/>
    </style:style>
    <style:style style:name="P3" style:family="paragraph" style:parent-style-name="Listenabsatz" style:list-style-name="L1">
      <style:text-properties officeooo:paragraph-rsid="003b90f9"/>
    </style:style>
    <style:style style:name="P4" style:family="paragraph" style:parent-style-name="Listenabsatz" style:list-style-name="L1">
      <style:text-properties officeooo:paragraph-rsid="002e99b5"/>
    </style:style>
    <style:style style:name="P5" style:family="paragraph" style:parent-style-name="Listenabsatz" style:list-style-name="L1">
      <style:text-properties officeooo:paragraph-rsid="0036fc92"/>
    </style:style>
    <style:style style:name="P6" style:family="paragraph" style:parent-style-name="Listenabsatz" style:list-style-name="L1">
      <style:text-properties fo:language="de" fo:country="DE"/>
    </style:style>
    <style:style style:name="P7" style:family="paragraph" style:parent-style-name="Listenabsatz" style:list-style-name="L1">
      <style:text-properties fo:language="de" fo:country="DE" officeooo:rsid="00336bd9" officeooo:paragraph-rsid="00336bd9"/>
    </style:style>
    <style:style style:name="P8" style:family="paragraph" style:parent-style-name="Listenabsatz" style:list-style-name="L1">
      <style:text-properties fo:language="de" fo:country="DE" officeooo:rsid="003b4a0c" officeooo:paragraph-rsid="003b4a0c"/>
    </style:style>
    <style:style style:name="P9" style:family="paragraph" style:parent-style-name="Listenabsatz" style:list-style-name="L1">
      <style:text-properties fo:language="de" fo:country="DE" officeooo:rsid="002f9912" officeooo:paragraph-rsid="002f9912"/>
    </style:style>
    <style:style style:name="P10" style:family="paragraph" style:parent-style-name="Listenabsatz" style:list-style-name="L1">
      <style:text-properties fo:language="de" fo:country="DE" officeooo:rsid="0030489a" officeooo:paragraph-rsid="0030489a"/>
    </style:style>
    <style:style style:name="P11" style:family="paragraph" style:parent-style-name="Listenabsatz" style:list-style-name="L1">
      <style:text-properties fo:language="de" fo:country="DE" officeooo:rsid="004a54c6" officeooo:paragraph-rsid="004a54c6"/>
    </style:style>
    <style:style style:name="P12" style:family="paragraph" style:parent-style-name="Listenabsatz" style:list-style-name="L1">
      <style:text-properties fo:language="de" fo:country="DE" officeooo:rsid="00a25098" officeooo:paragraph-rsid="00a25098"/>
    </style:style>
    <style:style style:name="P13" style:family="paragraph" style:parent-style-name="Listenabsatz" style:list-style-name="L1">
      <style:text-properties fo:language="de" fo:country="DE" officeooo:rsid="00ba3831" officeooo:paragraph-rsid="00ba3831"/>
    </style:style>
    <style:style style:name="P14" style:family="paragraph" style:parent-style-name="Listenabsatz" style:list-style-name="L1">
      <style:text-properties fo:language="de" fo:country="DE" officeooo:rsid="00da106f" officeooo:paragraph-rsid="00da106f"/>
    </style:style>
    <style:style style:name="P15" style:family="paragraph" style:parent-style-name="Listenabsatz" style:list-style-name="L2">
      <style:text-properties officeooo:paragraph-rsid="002a4ca8"/>
    </style:style>
    <style:style style:name="P16" style:family="paragraph" style:parent-style-name="Listenabsatz" style:list-style-name="L3">
      <style:text-properties officeooo:paragraph-rsid="001a4351"/>
    </style:style>
    <style:style style:name="P17" style:family="paragraph" style:parent-style-name="Listenabsatz" style:list-style-name="L3">
      <style:text-properties officeooo:paragraph-rsid="001b56bb"/>
    </style:style>
    <style:style style:name="P18" style:family="paragraph" style:parent-style-name="Listenabsatz" style:list-style-name="L3">
      <style:text-properties officeooo:paragraph-rsid="0021e5fc"/>
    </style:style>
    <style:style style:name="P19" style:family="paragraph" style:parent-style-name="Listenabsatz" style:list-style-name="L3">
      <style:text-properties officeooo:paragraph-rsid="00227eae"/>
    </style:style>
    <style:style style:name="P20" style:family="paragraph" style:parent-style-name="Listenabsatz" style:list-style-name="L3">
      <style:text-properties officeooo:paragraph-rsid="001c6a8c"/>
    </style:style>
    <style:style style:name="P21" style:family="paragraph" style:parent-style-name="Listenabsatz" style:list-style-name="L3">
      <style:text-properties officeooo:paragraph-rsid="001dfd12"/>
    </style:style>
    <style:style style:name="P22" style:family="paragraph" style:parent-style-name="Listenabsatz" style:list-style-name="L3">
      <style:text-properties officeooo:paragraph-rsid="0025aa0d"/>
    </style:style>
    <style:style style:name="P23" style:family="paragraph" style:parent-style-name="Listenabsatz">
      <style:text-properties officeooo:paragraph-rsid="0021e5fc"/>
    </style:style>
    <style:style style:name="P24" style:family="paragraph" style:parent-style-name="Listenabsatz" style:list-style-name="L1" style:master-page-name="MP0">
      <style:paragraph-properties style:page-number="auto" fo:break-before="page"/>
      <style:text-properties fo:language="de" fo:country="DE" officeooo:rsid="0031e3b8" officeooo:paragraph-rsid="0031e3b8"/>
    </style:style>
    <style:style style:name="P25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5f24e9" fo:hyphenate="false"/>
    </style:style>
    <style:style style:name="P26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1a0c21" fo:hyphenate="false"/>
    </style:style>
    <style:style style:name="P27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3e5e15" fo:hyphenate="false"/>
    </style:style>
    <style:style style:name="P28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42e1fc" fo:hyphenate="false"/>
    </style:style>
    <style:style style:name="P2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5f24e9" fo:hyphenate="false"/>
    </style:style>
    <style:style style:name="P3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5f5578" fo:hyphenate="false"/>
    </style:style>
    <style:style style:name="P3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60e980" fo:hyphenate="false"/>
    </style:style>
    <style:style style:name="P3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78b7ec" fo:hyphenate="false"/>
    </style:style>
    <style:style style:name="P3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7b1ebb" fo:hyphenate="false"/>
    </style:style>
    <style:style style:name="P3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16991" fo:hyphenate="false"/>
    </style:style>
    <style:style style:name="P3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6a0a9" fo:hyphenate="false"/>
    </style:style>
    <style:style style:name="P3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830f1" fo:hyphenate="false"/>
    </style:style>
    <style:style style:name="P3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8fa333" fo:hyphenate="false"/>
    </style:style>
    <style:style style:name="P3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9200f7" fo:hyphenate="false"/>
    </style:style>
    <style:style style:name="P3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9843eb" fo:hyphenate="false"/>
    </style:style>
    <style:style style:name="P40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9b2de7" fo:hyphenate="false"/>
    </style:style>
    <style:style style:name="P41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ab4fb2" fo:hyphenate="false"/>
    </style:style>
    <style:style style:name="P42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29855" fo:hyphenate="false"/>
    </style:style>
    <style:style style:name="P43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2ddf0" fo:hyphenate="false"/>
    </style:style>
    <style:style style:name="P44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d0407" fo:hyphenate="false"/>
    </style:style>
    <style:style style:name="P45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bebaa4" fo:hyphenate="false"/>
    </style:style>
    <style:style style:name="P46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c1fba9" fo:hyphenate="false"/>
    </style:style>
    <style:style style:name="P47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3db145" fo:hyphenate="false"/>
    </style:style>
    <style:style style:name="P48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7a3d1" fo:hyphenate="false"/>
    </style:style>
    <style:style style:name="P49" style:family="paragraph" style:parent-style-name="Listenabsatz">
      <loext:graphic-properties draw:fill="none"/>
      <style:paragraph-properties fo:margin-left="0in" fo:margin-right="0in" fo:hyphenation-ladder-count="no-limit" fo:text-indent="0in" style:auto-text-indent="false" fo:background-color="transparent">
        <style:tab-stops/>
      </style:paragraph-properties>
      <style:text-properties officeooo:paragraph-rsid="00da1ce3" fo:hyphenate="false"/>
    </style:style>
    <style:style style:name="P50" style:family="paragraph" style:parent-style-name="Listenabsatz" style:master-page-name="">
      <loext:graphic-properties draw:fill="none"/>
      <style:paragraph-properties fo:margin-left="0in" fo:margin-right="0in" fo:hyphenation-ladder-count="no-limit" fo:text-indent="0in" style:auto-text-indent="false" style:page-number="auto" fo:background-color="transparent">
        <style:tab-stops/>
      </style:paragraph-properties>
      <style:text-properties officeooo:paragraph-rsid="00d7a3d1" fo:hyphenate="false"/>
    </style:style>
    <style:style style:name="P51" style:family="paragraph" style:parent-style-name="Listenabsatz">
      <loext:graphic-properties draw:fill="none"/>
      <style:paragraph-properties fo:margin-left="0.5in" fo:margin-right="0in" fo:hyphenation-ladder-count="no-limit" fo:text-indent="-0.5in" style:auto-text-indent="false" fo:background-color="transparent">
        <style:tab-stops/>
      </style:paragraph-properties>
      <style:text-properties officeooo:paragraph-rsid="003cefe2" fo:hyphenate="false"/>
    </style:style>
    <style:style style:name="P52" style:family="paragraph" style:parent-style-name="Listenabsatz">
      <loext:graphic-properties draw:fill="none"/>
      <style:paragraph-properties fo:margin-left="0.5in" fo:margin-right="0in" fo:hyphenation-ladder-count="no-limit" fo:text-indent="-0.5in" style:auto-text-indent="false" fo:background-color="transparent">
        <style:tab-stops/>
      </style:paragraph-properties>
      <style:text-properties officeooo:paragraph-rsid="0054e348" fo:hyphenate="false"/>
    </style:style>
    <style:style style:name="P53" style:family="paragraph" style:parent-style-name="Listenabsatz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>
        <style:tab-stops/>
      </style:paragraph-properties>
      <style:text-properties officeooo:paragraph-rsid="003cefe2" fo:hyphenate="fals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e4a82"/>
    </style:style>
    <style:style style:name="T3" style:family="text">
      <style:text-properties fo:language="de" fo:country="DE" officeooo:rsid="000e8867"/>
    </style:style>
    <style:style style:name="T4" style:family="text">
      <style:text-properties fo:language="de" fo:country="DE" officeooo:rsid="000fe868"/>
    </style:style>
    <style:style style:name="T5" style:family="text">
      <style:text-properties fo:language="de" fo:country="DE" officeooo:rsid="00151702"/>
    </style:style>
    <style:style style:name="T6" style:family="text">
      <style:text-properties fo:language="de" fo:country="DE" officeooo:rsid="001a0c21"/>
    </style:style>
    <style:style style:name="T7" style:family="text">
      <style:text-properties fo:language="de" fo:country="DE" officeooo:rsid="001a4351"/>
    </style:style>
    <style:style style:name="T8" style:family="text">
      <style:text-properties fo:language="de" fo:country="DE" officeooo:rsid="001b520c"/>
    </style:style>
    <style:style style:name="T9" style:family="text">
      <style:text-properties fo:language="de" fo:country="DE" officeooo:rsid="001b56bb"/>
    </style:style>
    <style:style style:name="T10" style:family="text">
      <style:text-properties fo:language="de" fo:country="DE" officeooo:rsid="001c1323"/>
    </style:style>
    <style:style style:name="T11" style:family="text">
      <style:text-properties fo:language="de" fo:country="DE" officeooo:rsid="001c6a8c"/>
    </style:style>
    <style:style style:name="T12" style:family="text">
      <style:text-properties fo:language="de" fo:country="DE" officeooo:rsid="001dfd12"/>
    </style:style>
    <style:style style:name="T13" style:family="text">
      <style:text-properties fo:language="de" fo:country="DE" officeooo:rsid="001e1e98"/>
    </style:style>
    <style:style style:name="T14" style:family="text">
      <style:text-properties fo:language="de" fo:country="DE" officeooo:rsid="0021e5fc"/>
    </style:style>
    <style:style style:name="T15" style:family="text">
      <style:text-properties fo:language="de" fo:country="DE" officeooo:rsid="00227eae"/>
    </style:style>
    <style:style style:name="T16" style:family="text">
      <style:text-properties fo:language="de" fo:country="DE" officeooo:rsid="0025aa0d"/>
    </style:style>
    <style:style style:name="T17" style:family="text">
      <style:text-properties fo:language="de" fo:country="DE" officeooo:rsid="002a4ca8"/>
    </style:style>
    <style:style style:name="T18" style:family="text">
      <style:text-properties fo:language="de" fo:country="DE" officeooo:rsid="002d8772"/>
    </style:style>
    <style:style style:name="T19" style:family="text">
      <style:text-properties fo:language="de" fo:country="DE" officeooo:rsid="002e99b5"/>
    </style:style>
    <style:style style:name="T20" style:family="text">
      <style:text-properties fo:language="de" fo:country="DE" officeooo:rsid="0036fc92"/>
    </style:style>
    <style:style style:name="T21" style:family="text">
      <style:text-properties fo:language="de" fo:country="DE" officeooo:rsid="003b90f9"/>
    </style:style>
    <style:style style:name="T22" style:family="text">
      <style:text-properties fo:language="de" fo:country="DE" officeooo:rsid="003cefe2"/>
    </style:style>
    <style:style style:name="T23" style:family="text">
      <style:text-properties fo:language="de" fo:country="DE" officeooo:rsid="003db145"/>
    </style:style>
    <style:style style:name="T24" style:family="text">
      <style:text-properties fo:language="de" fo:country="DE" officeooo:rsid="003e5e15"/>
    </style:style>
    <style:style style:name="T25" style:family="text">
      <style:text-properties fo:language="de" fo:country="DE" officeooo:rsid="004007e0"/>
    </style:style>
    <style:style style:name="T26" style:family="text">
      <style:text-properties fo:language="de" fo:country="DE" officeooo:rsid="00411239"/>
    </style:style>
    <style:style style:name="T27" style:family="text">
      <style:text-properties fo:language="de" fo:country="DE" officeooo:rsid="0042e1fc"/>
    </style:style>
    <style:style style:name="T28" style:family="text">
      <style:text-properties fo:language="de" fo:country="DE" officeooo:rsid="00447b5d"/>
    </style:style>
    <style:style style:name="T29" style:family="text">
      <style:text-properties fo:language="de" fo:country="DE" officeooo:rsid="0044f95a"/>
    </style:style>
    <style:style style:name="T30" style:family="text">
      <style:text-properties fo:language="de" fo:country="DE" officeooo:rsid="00465954"/>
    </style:style>
    <style:style style:name="T31" style:family="text">
      <style:text-properties fo:language="de" fo:country="DE" officeooo:rsid="00467490"/>
    </style:style>
    <style:style style:name="T32" style:family="text">
      <style:text-properties fo:language="de" fo:country="DE" officeooo:rsid="0046f5b9"/>
    </style:style>
    <style:style style:name="T33" style:family="text">
      <style:text-properties fo:language="de" fo:country="DE" officeooo:rsid="0048423b"/>
    </style:style>
    <style:style style:name="T34" style:family="text">
      <style:text-properties fo:language="de" fo:country="DE" officeooo:rsid="00513984"/>
    </style:style>
    <style:style style:name="T35" style:family="text">
      <style:text-properties fo:language="de" fo:country="DE" officeooo:rsid="00593a94"/>
    </style:style>
    <style:style style:name="T36" style:family="text">
      <style:text-properties fo:language="de" fo:country="DE" officeooo:rsid="005b4774"/>
    </style:style>
    <style:style style:name="T37" style:family="text">
      <style:text-properties fo:language="de" fo:country="DE" officeooo:rsid="005cc4dc"/>
    </style:style>
    <style:style style:name="T38" style:family="text">
      <style:text-properties fo:language="de" fo:country="DE" officeooo:rsid="005d4db9"/>
    </style:style>
    <style:style style:name="T39" style:family="text">
      <style:text-properties fo:language="de" fo:country="DE" officeooo:rsid="005f24e9"/>
    </style:style>
    <style:style style:name="T40" style:family="text">
      <style:text-properties fo:language="de" fo:country="DE" officeooo:rsid="005f5578"/>
    </style:style>
    <style:style style:name="T41" style:family="text">
      <style:text-properties fo:language="de" fo:country="DE" officeooo:rsid="0060e980"/>
    </style:style>
    <style:style style:name="T42" style:family="text">
      <style:text-properties fo:language="de" fo:country="DE" fo:font-style="italic" officeooo:rsid="0060e980" style:font-style-asian="italic" style:font-style-complex="italic"/>
    </style:style>
    <style:style style:name="T43" style:family="text">
      <style:text-properties fo:language="de" fo:country="DE" fo:font-style="italic" officeooo:rsid="007b1ebb" style:font-style-asian="italic" style:font-style-complex="italic"/>
    </style:style>
    <style:style style:name="T44" style:family="text">
      <style:text-properties fo:language="de" fo:country="DE" fo:font-style="italic" officeooo:rsid="009bb163" style:font-style-asian="italic" style:font-style-complex="italic"/>
    </style:style>
    <style:style style:name="T45" style:family="text">
      <style:text-properties fo:language="de" fo:country="DE" fo:font-style="normal" officeooo:rsid="0063e3dc" style:font-style-asian="normal" style:font-style-complex="normal"/>
    </style:style>
    <style:style style:name="T46" style:family="text">
      <style:text-properties fo:language="de" fo:country="DE" fo:font-style="normal" officeooo:rsid="00648c6b" style:font-style-asian="normal" style:font-style-complex="normal"/>
    </style:style>
    <style:style style:name="T47" style:family="text">
      <style:text-properties fo:language="de" fo:country="DE" fo:font-style="normal" officeooo:rsid="00674f66" style:font-style-asian="normal" style:font-style-complex="normal"/>
    </style:style>
    <style:style style:name="T48" style:family="text">
      <style:text-properties fo:language="de" fo:country="DE" fo:font-style="normal" officeooo:rsid="00692f0d" style:font-style-asian="normal" style:font-style-complex="normal"/>
    </style:style>
    <style:style style:name="T49" style:family="text">
      <style:text-properties fo:language="de" fo:country="DE" fo:font-style="normal" officeooo:rsid="006abbb7" style:font-style-asian="normal" style:font-style-complex="normal"/>
    </style:style>
    <style:style style:name="T50" style:family="text">
      <style:text-properties fo:language="de" fo:country="DE" fo:font-style="normal" officeooo:rsid="006c1499" style:font-style-asian="normal" style:font-style-complex="normal"/>
    </style:style>
    <style:style style:name="T51" style:family="text">
      <style:text-properties fo:language="de" fo:country="DE" fo:font-style="normal" officeooo:rsid="006dc2ea" style:font-style-asian="normal" style:font-style-complex="normal"/>
    </style:style>
    <style:style style:name="T52" style:family="text">
      <style:text-properties fo:language="de" fo:country="DE" fo:font-style="normal" officeooo:rsid="006e1579" style:font-style-asian="normal" style:font-style-complex="normal"/>
    </style:style>
    <style:style style:name="T53" style:family="text">
      <style:text-properties fo:language="de" fo:country="DE" fo:font-style="normal" officeooo:rsid="006fdef0" style:font-style-asian="normal" style:font-style-complex="normal"/>
    </style:style>
    <style:style style:name="T54" style:family="text">
      <style:text-properties fo:language="de" fo:country="DE" fo:font-style="normal" officeooo:rsid="007054c0" style:font-style-asian="normal" style:font-style-complex="normal"/>
    </style:style>
    <style:style style:name="T55" style:family="text">
      <style:text-properties fo:language="de" fo:country="DE" fo:font-style="normal" officeooo:rsid="0071d419" style:font-style-asian="normal" style:font-style-complex="normal"/>
    </style:style>
    <style:style style:name="T56" style:family="text">
      <style:text-properties fo:language="de" fo:country="DE" fo:font-style="normal" officeooo:rsid="0078b7ec" style:font-style-asian="normal" style:font-style-complex="normal"/>
    </style:style>
    <style:style style:name="T57" style:family="text">
      <style:text-properties fo:language="de" fo:country="DE" fo:font-style="normal" officeooo:rsid="00793e3e" style:font-style-asian="normal" style:font-style-complex="normal"/>
    </style:style>
    <style:style style:name="T58" style:family="text">
      <style:text-properties fo:language="de" fo:country="DE" fo:font-style="normal" officeooo:rsid="007b1ebb" style:font-style-asian="normal" style:font-style-complex="normal"/>
    </style:style>
    <style:style style:name="T59" style:family="text">
      <style:text-properties fo:language="de" fo:country="DE" fo:font-style="normal" officeooo:rsid="007cb2cc" style:font-style-asian="normal" style:font-style-complex="normal"/>
    </style:style>
    <style:style style:name="T60" style:family="text">
      <style:text-properties fo:language="de" fo:country="DE" fo:font-style="normal" officeooo:rsid="007d66a9" style:font-style-asian="normal" style:font-style-complex="normal"/>
    </style:style>
    <style:style style:name="T61" style:family="text">
      <style:text-properties fo:language="de" fo:country="DE" fo:font-style="normal" officeooo:rsid="007e3c55" style:font-style-asian="normal" style:font-style-complex="normal"/>
    </style:style>
    <style:style style:name="T62" style:family="text">
      <style:text-properties fo:language="de" fo:country="DE" fo:font-style="normal" officeooo:rsid="00816991" style:font-style-asian="normal" style:font-style-complex="normal"/>
    </style:style>
    <style:style style:name="T63" style:family="text">
      <style:text-properties fo:language="de" fo:country="DE" fo:font-style="normal" officeooo:rsid="008488be" style:font-style-asian="normal" style:font-style-complex="normal"/>
    </style:style>
    <style:style style:name="T64" style:family="text">
      <style:text-properties fo:language="de" fo:country="DE" fo:font-style="normal" officeooo:rsid="0086a0a9" style:font-style-asian="normal" style:font-style-complex="normal"/>
    </style:style>
    <style:style style:name="T65" style:family="text">
      <style:text-properties fo:language="de" fo:country="DE" fo:font-style="normal" officeooo:rsid="008830f1" style:font-style-asian="normal" style:font-style-complex="normal"/>
    </style:style>
    <style:style style:name="T66" style:family="text">
      <style:text-properties fo:language="de" fo:country="DE" fo:font-style="normal" officeooo:rsid="0088f66f" style:font-style-asian="normal" style:font-style-complex="normal"/>
    </style:style>
    <style:style style:name="T67" style:family="text">
      <style:text-properties fo:language="de" fo:country="DE" fo:font-style="normal" officeooo:rsid="008942fe" style:font-style-asian="normal" style:font-style-complex="normal"/>
    </style:style>
    <style:style style:name="T68" style:family="text">
      <style:text-properties fo:language="de" fo:country="DE" fo:font-style="normal" officeooo:rsid="008a9b69" style:font-style-asian="normal" style:font-style-complex="normal"/>
    </style:style>
    <style:style style:name="T69" style:family="text">
      <style:text-properties fo:language="de" fo:country="DE" fo:font-style="normal" officeooo:rsid="008d39cc" style:font-style-asian="normal" style:font-style-complex="normal"/>
    </style:style>
    <style:style style:name="T70" style:family="text">
      <style:text-properties fo:language="de" fo:country="DE" fo:font-style="normal" officeooo:rsid="008fa333" style:font-style-asian="normal" style:font-style-complex="normal"/>
    </style:style>
    <style:style style:name="T71" style:family="text">
      <style:text-properties fo:language="de" fo:country="DE" fo:font-style="normal" officeooo:rsid="00908f4e" style:font-style-asian="normal" style:font-style-complex="normal"/>
    </style:style>
    <style:style style:name="T72" style:family="text">
      <style:text-properties fo:language="de" fo:country="DE" fo:font-style="normal" officeooo:rsid="00912596" style:font-style-asian="normal" style:font-style-complex="normal"/>
    </style:style>
    <style:style style:name="T73" style:family="text">
      <style:text-properties fo:language="de" fo:country="DE" fo:font-style="normal" officeooo:rsid="009200f7" style:font-style-asian="normal" style:font-style-complex="normal"/>
    </style:style>
    <style:style style:name="T74" style:family="text">
      <style:text-properties fo:language="de" fo:country="DE" fo:font-style="normal" officeooo:rsid="00933176" style:font-style-asian="normal" style:font-style-complex="normal"/>
    </style:style>
    <style:style style:name="T75" style:family="text">
      <style:text-properties fo:language="de" fo:country="DE" fo:font-style="normal" officeooo:rsid="00945023" style:font-style-asian="normal" style:font-style-complex="normal"/>
    </style:style>
    <style:style style:name="T76" style:family="text">
      <style:text-properties fo:language="de" fo:country="DE" fo:font-style="normal" officeooo:rsid="00960a43" style:font-style-asian="normal" style:font-style-complex="normal"/>
    </style:style>
    <style:style style:name="T77" style:family="text">
      <style:text-properties fo:language="de" fo:country="DE" fo:font-style="normal" officeooo:rsid="00974775" style:font-style-asian="normal" style:font-style-complex="normal"/>
    </style:style>
    <style:style style:name="T78" style:family="text">
      <style:text-properties fo:language="de" fo:country="DE" fo:font-style="normal" officeooo:rsid="009843eb" style:font-style-asian="normal" style:font-style-complex="normal"/>
    </style:style>
    <style:style style:name="T79" style:family="text">
      <style:text-properties fo:language="de" fo:country="DE" fo:font-style="normal" officeooo:rsid="0099a1ad" style:font-style-asian="normal" style:font-style-complex="normal"/>
    </style:style>
    <style:style style:name="T80" style:family="text">
      <style:text-properties fo:language="de" fo:country="DE" fo:font-style="normal" officeooo:rsid="009b2de7" style:font-style-asian="normal" style:font-style-complex="normal"/>
    </style:style>
    <style:style style:name="T81" style:family="text">
      <style:text-properties fo:language="de" fo:country="DE" fo:font-style="normal" officeooo:rsid="009bb163" style:font-style-asian="normal" style:font-style-complex="normal"/>
    </style:style>
    <style:style style:name="T82" style:family="text">
      <style:text-properties fo:language="de" fo:country="DE" fo:font-style="normal" officeooo:rsid="009db119" style:font-style-asian="normal" style:font-style-complex="normal"/>
    </style:style>
    <style:style style:name="T83" style:family="text">
      <style:text-properties fo:language="de" fo:country="DE" fo:font-style="normal" officeooo:rsid="009f9e8f" style:font-style-asian="normal" style:font-style-complex="normal"/>
    </style:style>
    <style:style style:name="T84" style:family="text">
      <style:text-properties fo:language="de" fo:country="DE" fo:font-style="normal" officeooo:rsid="00a3a4b3" style:font-style-asian="normal" style:font-style-complex="normal"/>
    </style:style>
    <style:style style:name="T85" style:family="text">
      <style:text-properties fo:language="de" fo:country="DE" fo:font-style="normal" officeooo:rsid="00a6c964" style:font-style-asian="normal" style:font-style-complex="normal"/>
    </style:style>
    <style:style style:name="T86" style:family="text">
      <style:text-properties fo:language="de" fo:country="DE" fo:font-style="normal" officeooo:rsid="00a832e7" style:font-style-asian="normal" style:font-style-complex="normal"/>
    </style:style>
    <style:style style:name="T87" style:family="text">
      <style:text-properties fo:language="de" fo:country="DE" fo:font-style="normal" officeooo:rsid="00ab4fb2" style:font-style-asian="normal" style:font-style-complex="normal"/>
    </style:style>
    <style:style style:name="T88" style:family="text">
      <style:text-properties fo:language="de" fo:country="DE" fo:font-style="normal" officeooo:rsid="00abd006" style:font-style-asian="normal" style:font-style-complex="normal"/>
    </style:style>
    <style:style style:name="T89" style:family="text">
      <style:text-properties fo:language="de" fo:country="DE" fo:font-style="normal" officeooo:rsid="00ad5f80" style:font-style-asian="normal" style:font-style-complex="normal"/>
    </style:style>
    <style:style style:name="T90" style:family="text">
      <style:text-properties fo:language="de" fo:country="DE" fo:font-style="normal" officeooo:rsid="00ad8b66" style:font-style-asian="normal" style:font-style-complex="normal"/>
    </style:style>
    <style:style style:name="T91" style:family="text">
      <style:text-properties fo:language="de" fo:country="DE" fo:font-style="normal" officeooo:rsid="00ae4a00" style:font-style-asian="normal" style:font-style-complex="normal"/>
    </style:style>
    <style:style style:name="T92" style:family="text">
      <style:text-properties fo:language="de" fo:country="DE" fo:font-style="normal" officeooo:rsid="00aead6d" style:font-style-asian="normal" style:font-style-complex="normal"/>
    </style:style>
    <style:style style:name="T93" style:family="text">
      <style:text-properties fo:language="de" fo:country="DE" fo:font-style="normal" officeooo:rsid="00afc409" style:font-style-asian="normal" style:font-style-complex="normal"/>
    </style:style>
    <style:style style:name="T94" style:family="text">
      <style:text-properties fo:language="de" fo:country="DE" fo:font-style="normal" officeooo:rsid="00b0c467" style:font-style-asian="normal" style:font-style-complex="normal"/>
    </style:style>
    <style:style style:name="T95" style:family="text">
      <style:text-properties fo:language="de" fo:country="DE" fo:font-style="normal" officeooo:rsid="00b29855" style:font-style-asian="normal" style:font-style-complex="normal"/>
    </style:style>
    <style:style style:name="T96" style:family="text">
      <style:text-properties fo:language="de" fo:country="DE" fo:font-style="normal" officeooo:rsid="00b826d5" style:font-style-asian="normal" style:font-style-complex="normal"/>
    </style:style>
    <style:style style:name="T97" style:family="text">
      <style:text-properties fo:language="de" fo:country="DE" fo:font-style="normal" officeooo:rsid="00bd0407" style:font-style-asian="normal" style:font-style-complex="normal"/>
    </style:style>
    <style:style style:name="T98" style:family="text">
      <style:text-properties fo:language="de" fo:country="DE" fo:font-style="normal" officeooo:rsid="00bebaa4" style:font-style-asian="normal" style:font-style-complex="normal"/>
    </style:style>
    <style:style style:name="T99" style:family="text">
      <style:text-properties fo:language="de" fo:country="DE" fo:font-style="normal" officeooo:rsid="00bfe9e6" style:font-style-asian="normal" style:font-style-complex="normal"/>
    </style:style>
    <style:style style:name="T100" style:family="text">
      <style:text-properties fo:language="de" fo:country="DE" fo:font-style="normal" officeooo:rsid="00c11d7e" style:font-style-asian="normal" style:font-style-complex="normal"/>
    </style:style>
    <style:style style:name="T101" style:family="text">
      <style:text-properties fo:language="de" fo:country="DE" fo:font-style="normal" officeooo:rsid="00c1fba9" style:font-style-asian="normal" style:font-style-complex="normal"/>
    </style:style>
    <style:style style:name="T102" style:family="text">
      <style:text-properties fo:language="de" fo:country="DE" fo:font-style="normal" officeooo:rsid="00c2e5e7" style:font-style-asian="normal" style:font-style-complex="normal"/>
    </style:style>
    <style:style style:name="T103" style:family="text">
      <style:text-properties fo:language="de" fo:country="DE" fo:font-style="normal" officeooo:rsid="00c31163" style:font-style-asian="normal" style:font-style-complex="normal"/>
    </style:style>
    <style:style style:name="T104" style:family="text">
      <style:text-properties fo:language="de" fo:country="DE" fo:font-style="normal" officeooo:rsid="00c525fd" style:font-style-asian="normal" style:font-style-complex="normal"/>
    </style:style>
    <style:style style:name="T105" style:family="text">
      <style:text-properties fo:language="de" fo:country="DE" fo:font-style="normal" officeooo:rsid="00c9ff9c" style:font-style-asian="normal" style:font-style-complex="normal"/>
    </style:style>
    <style:style style:name="T106" style:family="text">
      <style:text-properties fo:language="de" fo:country="DE" fo:font-style="normal" officeooo:rsid="00ca6fbb" style:font-style-asian="normal" style:font-style-complex="normal"/>
    </style:style>
    <style:style style:name="T107" style:family="text">
      <style:text-properties fo:language="de" fo:country="DE" fo:font-style="normal" officeooo:rsid="00ccfea0" style:font-style-asian="normal" style:font-style-complex="normal"/>
    </style:style>
    <style:style style:name="T108" style:family="text">
      <style:text-properties fo:language="de" fo:country="DE" fo:font-style="normal" officeooo:rsid="00ce4443" style:font-style-asian="normal" style:font-style-complex="normal"/>
    </style:style>
    <style:style style:name="T109" style:family="text">
      <style:text-properties fo:language="de" fo:country="DE" fo:font-style="normal" officeooo:rsid="00d0b142" style:font-style-asian="normal" style:font-style-complex="normal"/>
    </style:style>
    <style:style style:name="T110" style:family="text">
      <style:text-properties fo:language="de" fo:country="DE" fo:font-style="normal" officeooo:rsid="00d14e9d" style:font-style-asian="normal" style:font-style-complex="normal"/>
    </style:style>
    <style:style style:name="T111" style:family="text">
      <style:text-properties fo:language="de" fo:country="DE" fo:font-style="normal" officeooo:rsid="00d3a7c3" style:font-style-asian="normal" style:font-style-complex="normal"/>
    </style:style>
    <style:style style:name="T112" style:family="text">
      <style:text-properties fo:language="de" fo:country="DE" fo:font-style="normal" officeooo:rsid="00c1fba9" style:font-style-asian="normal" style:font-name-complex="Mangal" style:font-size-complex="10.5pt" style:font-style-complex="normal"/>
    </style:style>
    <style:style style:name="T113" style:family="text">
      <style:text-properties fo:language="de" fo:country="DE" officeooo:rsid="00da1ce3"/>
    </style:style>
    <style:style style:name="T114" style:family="text">
      <style:text-properties fo:language="de" fo:country="DE" officeooo:rsid="00dbb91b"/>
    </style:style>
    <style:style style:name="T115" style:family="text">
      <style:text-properties officeooo:rsid="00332b6e"/>
    </style:style>
    <style:style style:name="T116" style:family="text">
      <style:text-properties fo:color="#00cc33" fo:language="de" fo:country="DE" fo:font-style="normal" officeooo:rsid="00b2ddf0" style:font-style-asian="normal" style:font-style-complex="normal"/>
    </style:style>
    <style:style style:name="T117" style:family="text">
      <style:text-properties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c1fba9" style:font-size-asian="12pt" style:font-style-asian="normal" style:font-weight-asian="normal" style:font-name-complex="Mangal" style:font-size-complex="12pt" style:font-style-complex="normal" style:text-emphasize="none"/>
    </style:style>
    <style:style style:name="T118" style:family="text">
      <style:text-properties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ced10e" style:font-size-asian="12pt" style:font-style-asian="normal" style:font-weight-asian="normal" style:font-name-complex="Mangal" style:font-size-complex="12pt" style:font-style-complex="normal" style:text-emphasize="none"/>
    </style:style>
    <style:style style:name="T119" style:family="text">
      <style:text-properties fo:font-size="12pt" fo:language="de" fo:country="DE" fo:font-style="normal" officeooo:rsid="00c1fba9" style:font-size-asian="12pt" style:font-style-asian="normal" style:font-name-complex="Mangal" style:font-size-complex="12pt" style:font-style-complex="normal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1360867428351868" text:style-name="L1">
        <text:list-item>
          <text:p text:style-name="P24">Lasten/-Pflichtenheft?</text:p>
        </text:list-item>
        <text:list-item>
          <text:p text:style-name="P11">Bereits existierende Formeln für Primzahlen Beispiel</text:p>
        </text:list-item>
        <text:list-item>
          <text:p text:style-name="P12">Definition Effizienz eines Algorithmus</text:p>
          <text:p text:style-name="P6"/>
        </text:list-item>
        <text:list-item>
          <text:p text:style-name="P14">Definitionsverzeichnis</text:p>
        </text:list-item>
        <text:list-item>
          <text:p text:style-name="P6">Alg. Genetische Algorithmen</text:p>
          <text:list>
            <text:list-item>
              <text:p text:style-name="P6">Genetik in der Biologie</text:p>
            </text:list-item>
            <text:list-item>
              <text:p text:style-name="P6">Anwendungsbeispiele für die Informatik</text:p>
            </text:list-item>
            <text:list-item>
              <text:p text:style-name="P6">Wahrscheinlichkeit in genetischen Algorithmen</text:p>
            </text:list-item>
          </text:list>
        </text:list-item>
        <text:list-item>
          <text:p text:style-name="P6">Unser Algorithmus</text:p>
          <text:list>
            <text:list-item>
              <text:p text:style-name="P6">Ziel unseres Algorithmus</text:p>
              <text:list>
                <text:list-item>
                  <text:p text:style-name="P6">Primzahlen Definition</text:p>
                </text:list-item>
                <text:list-item>
                  <text:p text:style-name="P6">Relevanz des Primzahlproblems</text:p>
                </text:list-item>
              </text:list>
            </text:list-item>
            <text:list-item>
              <text:p text:style-name="P6">Zusammenhänge mit genetischen Algorithmen</text:p>
            </text:list-item>
            <text:list-item>
              <text:p text:style-name="P6">Funktionsweise <text:span text:style-name="T115">(Verwendung von BubbleSort erwähnen)</text:span></text:p>
              <text:list>
                <text:list-item>
                  <text:p text:style-name="P7">Sieb des Eratostheens</text:p>
                  <text:list>
                    <text:list-item>
                      <text:p text:style-name="P8">Programmablaufplan</text:p>
                    </text:list-item>
                    <text:list-item>
                      <text:p text:style-name="P8">Quellcode</text:p>
                    </text:list-item>
                    <text:list-item>
                      <text:p text:style-name="P8">Optimierung</text:p>
                    </text:list-item>
                    <text:list-item>
                      <text:p text:style-name="P13">Wie haben wir die Zeiten gemessen?</text:p>
                    </text:list-item>
                  </text:list>
                </text:list-item>
                <text:list-item>
                  <text:p text:style-name="P9">Programmablaufplan</text:p>
                </text:list-item>
                <text:list-item>
                  <text:p text:style-name="P10">Quellcode</text:p>
                </text:list-item>
              </text:list>
            </text:list-item>
            <text:list-item>
              <text:p text:style-name="P1"><text:span text:style-name="Absatz-Standardschriftart"><text:span text:style-name="T1">Laufzeitkomplexität</text:span></text:span></text:p>
              <text:list>
                <text:list-item>
                  <text:p text:style-name="P2"><text:span text:style-name="Absatz-Standardschriftart"><text:span text:style-name="T18">Sieb des Eratothenes</text:span></text:span></text:p>
                  <text:list>
                    <text:list-item>
                      <text:p text:style-name="P3"><text:span text:style-name="Absatz-Standardschriftart"><text:span text:style-name="T21">Optimierung</text:span></text:span></text:p>
                    </text:list-item>
                  </text:list>
                </text:list-item>
                <text:list-item>
                  <text:p text:style-name="P4"><text:span text:style-name="Absatz-Standardschriftart"><text:span text:style-name="T19">Gesamter Algorithmus</text:span></text:span></text:p>
                </text:list-item>
              </text:list>
            </text:list-item>
          </text:list>
        </text:list-item>
        <text:list-item>
          <text:p text:style-name="P5"><text:span text:style-name="Absatz-Standardschriftart"><text:span text:style-name="T20">Ergebnis</text:span></text:span></text:p>
        </text:list-item>
      </text:list>
      <text:p text:style-name="Listenabsatz"><text:span text:style-name="Absatz-Standardschriftart"><text:span text:style-name="T1"/></text:span></text:p>
      <text:p text:style-name="Listenabsatz"><text:span text:style-name="Absatz-Standardschriftart"><text:span text:style-name="T1"/></text:span></text:p>
      <text:p text:style-name="P50"><text:span text:style-name="Absatz-Standardschriftart"><text:span text:style-name="T2">Definition Primzahl:</text:span></text:span></text:p>
      <text:p text:style-name="P48"><text:span text:style-name="Absatz-Standardschriftart"><text:span text:style-name="T2">Eine natürliche Zahl ist genau dann eine Primzahl, wenn sie </text:span></text:span><text:span text:style-name="Absatz-Standardschriftart"><text:span text:style-name="T3">größer als eins und </text:span></text:span><text:span text:style-name="Absatz-Standardschriftart"><text:span text:style-name="T2">nur durch sich selbst und eins teilbar ist. </text:span></text:span><text:span text:style-name="Absatz-Standardschriftart"><text:span text:style-name="T5">Somit ist d</text:span></text:span><text:span text:style-name="Absatz-Standardschriftart"><text:span text:style-name="T4">ie Mächtigkeit der Teilermenge einer Primzahl zwei.</text:span></text:span></text:p>
      <text:p text:style-name="P48"><text:span text:style-name="Absatz-Standardschriftart"><text:span text:style-name="T4"/></text:span></text:p>
      <text:p text:style-name="P49"><text:span text:style-name="Absatz-Standardschriftart"><text:span text:style-name="T113">Definition Effizienz eines Algorithmus:</text:span></text:span></text:p>
      <text:p text:style-name="P49"><text:span text:style-name="Absatz-Standardschriftart"><text:span text:style-name="T113">Ein Algorithmus ist genau dann effizient, wenn er ein vorgegebenes Problem mit möglichst </text:span></text:span><text:span text:style-name="Absatz-Standardschriftart"><text:span text:style-name="T114">wenig Ressourcenaufwand (zB.: Speicher, Zeit) löst.</text:span></text:span></text:p>
      <text:p text:style-name="P47"><text:span text:style-name="Absatz-Standardschriftart"><text:span text:style-name="T23"/></text:span></text:p>
      <text:p text:style-name="P47"><text:span text:style-name="Absatz-Standardschriftart"><text:span text:style-name="T23"/></text:span></text:p>
      <text:p text:style-name="P47"><text:span text:style-name="Absatz-Standardschriftart"><text:span text:style-name="T23"/></text:span></text:p>
      <text:p text:style-name="P47"><text:span text:style-name="Absatz-Standardschriftart"><text:span text:style-name="T23">Ziel unseres Algortihmus:</text:span></text:span></text:p>
      <text:p text:style-name="P27"><text:span text:style-name="Absatz-Standardschriftart"><text:span text:style-name="T24">Bisher g</text:span></text:span><text:span text:style-name="Absatz-Standardschriftart"><text:span text:style-name="T26">e</text:span></text:span><text:span text:style-name="Absatz-Standardschriftart"><text:span text:style-name="T24">b</text:span></text:span><text:span text:style-name="Absatz-Standardschriftart"><text:span text:style-name="T25">e</text:span></text:span><text:span text:style-name="Absatz-Standardschriftart"><text:span text:style-name="T24"> es keine Formel, welche Primzahlen effizient berechenbar generiert. </text:span></text:span></text:p>
      <text:p text:style-name="P28"><text:span text:style-name="Absatz-Standardschriftart"><text:span text:style-name="T27">Wir wollen solch eine </text:span></text:span><text:span text:style-name="Absatz-Standardschriftart"><text:span text:style-name="T28">mit Hilfe eines genetischen Algorithmus</text:span></text:span><text:span text:style-name="Absatz-Standardschriftart"><text:span text:style-name="T27"> finden. </text:span></text:span><text:span text:style-name="Absatz-Standardschriftart"><text:span text:style-name="T29">Hierfür </text:span></text:span><text:span text:style-name="Absatz-Standardschriftart"><text:span text:style-name="T30">soll </text:span></text:span><text:span text:style-name="Absatz-Standardschriftart"><text:span text:style-name="T32">dieser </text:span></text:span><text:span text:style-name="Absatz-Standardschriftart"><text:span text:style-name="T30">eine Folge </text:span></text:span><text:span text:style-name="Absatz-Standardschriftart"><text:span text:style-name="T33">finden</text:span></text:span><text:span text:style-name="Absatz-Standardschriftart"><text:span text:style-name="T30">, welche </text:span></text:span><text:span text:style-name="Absatz-Standardschriftart"><text:span text:style-name="T31">möglichst genau Primzahlen beschreibt.</text:span></text:span></text:p>
      <text:p text:style-name="Listenabsatz"><text:span text:style-name="Absatz-Standardschriftart"><text:span text:style-name="T1"/></text:span></text:p>
      <text:p text:style-name="P26"><text:span text:style-name="Absatz-Standardschriftart"><text:span text:style-name="T6">Relevanz des Primzahlproblems:</text:span></text:span></text:p>
      <text:list xml:id="list172501524553623736" text:style-name="L2">
        <text:list-item>
          <text:p text:style-name="P15"><text:span text:style-name="Absatz-Standardschriftart"><text:span text:style-name="T17">Über 2000 Jahre lang konnte man keinen praktischen Nutzen aus dem Wissen über die Primzahlen ziehen. Dies änderte sich erst mit dem Aufkommen elektronischer </text:span></text:span><text:soft-page-break/><text:span text:style-name="Absatz-Standardschriftart"><text:span text:style-name="T17">Rechenmaschinen, bei denen die Primzahlen beispielsweise in der </text:span></text:span><text:a xlink:type="simple" xlink:href="https://de.wikipedia.org/wiki/Kryptographie" text:style-name="Internet_20_link" text:visited-style-name="Visited_20_Internet_20_Link"><text:span text:style-name="Absatz-Standardschriftart">Kryptographie</text:span></text:a><text:span text:style-name="Absatz-Standardschriftart"><text:span text:style-name="T17"> eine zentrale Rolle spielen</text:span></text:span></text:p>
        </text:list-item>
      </text:list>
      <text:list xml:id="list5020253096648397007" text:style-name="L3">
        <text:list-item>
          <text:p text:style-name="P16"><text:span text:style-name="Absatz-Standardschriftart"><text:span text:style-name="T7">Moderne Verschlüsselungsalgrorithmen </text:span></text:span><text:span text:style-name="Absatz-Standardschriftart"><text:span text:style-name="T8">basieren auf der Primfaktorzerlegung </text:span></text:span><text:span text:style-name="Absatz-Standardschriftart"><text:span text:style-name="T9">(Beispiel RSA)</text:span></text:span></text:p>
          <text:list>
            <text:list-item>
              <text:p text:style-name="P17"><text:span text:style-name="Absatz-Standardschriftart"><text:span text:style-name="T9">Bisher ist es für sehr große </text:span></text:span><text:span text:style-name="Absatz-Standardschriftart"><text:span text:style-name="T10">Z</text:span></text:span><text:span text:style-name="Absatz-Standardschriftart"><text:span text:style-name="T9">ahlen nicht möglich, diese in kurzer Zeit zu zerlegen</text:span></text:span></text:p>
            </text:list-item>
          </text:list>
        </text:list-item>
        <text:list-item>
          <text:p text:style-name="P18"><text:span text:style-name="Absatz-Standardschriftart"><text:span text:style-name="T14">Erzeugung von Primzahlen:</text:span></text:span></text:p>
          <text:list>
            <text:list-item>
              <text:p text:style-name="P19"><text:span text:style-name="Absatz-Standardschriftart"><text:span text:style-name="T15">Damit RSA funktioniert, werden Primzahlen benötigt. Hierfür werden Zahlen erzeugt. Es wird getestet, ob diese Primzahlen sind</text:span></text:span></text:p>
            </text:list-item>
            <text:list-item>
              <text:p text:style-name="P20"><text:span text:style-name="Absatz-Standardschriftart"><text:span text:style-name="T11">Primzahltests</text:span></text:span></text:p>
              <text:list>
                <text:list-item>
                  <text:p text:style-name="P21"><text:span text:style-name="Absatz-Standardschriftart"><text:span text:style-name="T12">Der Miller-Rabin-Test liefert Zahlen, die nicht 100% Primzahlen sind. Dieser Test wird häufig in zum Beispiel Crypto-Libraries verwendet</text:span></text:span></text:p>
                  <text:list>
                    <text:list-item>
                      <text:p text:style-name="P21"><text:span text:style-name="Absatz-Standardschriftart"><text:span text:style-name="T12">Problem bei RSA: </text:span></text:span><text:span text:style-name="Absatz-Standardschriftart"><text:span text:style-name="T13">liefert der Test keine Primzahl, so funktioniert die Verschlüsselung nicht mehr</text:span></text:span></text:p>
                    </text:list-item>
                  </text:list>
                </text:list-item>
                <text:list-item>
                  <text:p text:style-name="P17"><text:span text:style-name="Absatz-Standardschriftart"><text:span text:style-name="T9">Würde es eine Folge geben, die den Zusammenhang zwischen Primzahlen beschreiben würde, so </text:span></text:span><text:span text:style-name="Absatz-Standardschriftart"><text:span text:style-name="T11">wären diese Tests obsolet</text:span></text:span></text:p>
                  <text:list>
                    <text:list-item>
                      <text:p text:style-name="P22"><text:span text:style-name="Absatz-Standardschriftart"><text:span text:style-name="T16">Primzahlen könnten schneller gefunden werden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Absatz-Standardschriftart"><text:span text:style-name="T14"/></text:span></text:p>
      <text:p text:style-name="P53"><text:span text:style-name="Absatz-Standardschriftart"><text:span text:style-name="T22"/></text:span></text:p>
      <text:p text:style-name="P51"><text:span text:style-name="Absatz-Standardschriftart"><text:span text:style-name="T22">Das Sieb des Eratosthenes:</text:span></text:span></text:p>
      <text:p text:style-name="P52"><text:span text:style-name="Absatz-Standardschriftart"><text:span text:style-name="T34">Das Sieb des Eratosthenes ist ein Algorithmus, mit welchen man Primzahlen findet kann. Er wurde</text:span></text:span></text:p>
      <text:p text:style-name="P25"><text:span text:style-name="Absatz-Standardschriftart"><text:span text:style-name="T34">nach dem grieschischen Mathematiker Eratosthenes von Kyrene bennant, </text:span></text:span><text:span text:style-name="Absatz-Standardschriftart"><text:span text:style-name="T35">welcher im 3. Jahrhundert v. Chr. lebte. </text:span></text:span><text:span text:style-name="Absatz-Standardschriftart"><text:span text:style-name="T37">Laut</text:span></text:span><text:span text:style-name="Absatz-Standardschriftart"><text:span text:style-name="T36"> wikipedia.org </text:span></text:span><text:span text:style-name="Absatz-Standardschriftart"><text:span text:style-name="T37">habe dieser selbst nicht das Verfahren entdeckt. Eratosthenes habe lediglich die Bezeichnung ,,Sieb“ eingeführt </text:span></text:span><text:span text:style-name="Absatz-Standardschriftart"><text:span text:style-name="T38">(</text:span></text:span><text:a xlink:type="simple" xlink:href="https://de.wikipedia.org/wiki/Sieb_des_Eratosthenes" text:style-name="Internet_20_link" text:visited-style-name="Visited_20_Internet_20_Link"><text:span text:style-name="Absatz-Standardschriftart">https://de.wikipedia.org/wiki/Sieb_des_Eratosthenes</text:span></text:a><text:span text:style-name="Absatz-Standardschriftart"><text:span text:style-name="T39">)</text:span></text:span><text:span text:style-name="Absatz-Standardschriftart"><text:span text:style-name="T37">.</text:span></text:span></text:p>
      <text:p text:style-name="P29"><text:span text:style-name="Absatz-Standardschriftart"><text:span text:style-name="T37"/></text:span></text:p>
      <text:p text:style-name="P30"><text:span text:style-name="Absatz-Standardschriftart"><text:span text:style-name="T40">Funktionsweise:</text:span></text:span></text:p>
      <text:p text:style-name="P31"><text:span text:style-name="Absatz-Standardschriftart"><text:span text:style-name="T41">Zu Beginn werden alle natürlichen Zahlen von 2 bis einer Grenze </text:span></text:span><text:span text:style-name="Absatz-Standardschriftart"><text:span text:style-name="T42">limit </text:span></text:span><text:span text:style-name="Absatz-Standardschriftart"><text:span text:style-name="T45">aufgeschrieben. </text:span></text:span><text:span text:style-name="Absatz-Standardschriftart"><text:span text:style-name="T46">Anfangs sind all diese </text:span></text:span><text:span text:style-name="Absatz-Standardschriftart"><text:span text:style-name="T47">nicht gestrichen und somit potentielle Primzahlen.</text:span></text:span><text:span text:style-name="Absatz-Standardschriftart"><text:span text:style-name="T48"> </text:span></text:span><text:span text:style-name="Absatz-Standardschriftart"><text:span text:style-name="T49">Nun durchläuft man das Intervall. </text:span></text:span><text:span text:style-name="Absatz-Standardschriftart"><text:span text:style-name="T50">Trifft man auf eine ungestrichene Zahl, so ist diese eine Primzahl. </text:span></text:span><text:span text:style-name="Absatz-Standardschriftart"><text:span text:style-name="T51">Jetzt werden alle Vielfachen dieser gestrichen, die größer oder gleich deren Quadrat sind. </text:span></text:span><text:span text:style-name="Absatz-Standardschriftart"><text:span text:style-name="T52">Ist man am Ende des Intervalls angekommen, </text:span></text:span><text:span text:style-name="Absatz-Standardschriftart"><text:span text:style-name="T53">liegen sowohl gestrichene als ungestrichene Zahlen vor. </text:span></text:span><text:span text:style-name="Absatz-Standardschriftart"><text:span text:style-name="T55">Dabei ist j</text:span></text:span><text:span text:style-name="Absatz-Standardschriftart"><text:span text:style-name="T53">ede ungestrichene Zahl </text:span></text:span><text:span text:style-name="Absatz-Standardschriftart"><text:span text:style-name="T54">prim</text:span></text:span><text:span text:style-name="Absatz-Standardschriftart"><text:span text:style-name="T53">.</text:span></text:span></text:p>
      <text:p text:style-name="P31"><text:span text:style-name="Absatz-Standardschriftart"><text:span text:style-name="T53"/></text:span></text:p>
      <text:p text:style-name="P33"><text:span text:style-name="Absatz-Standardschriftart"><text:span text:style-name="T58">Es genügt, die Vielfachen von Primzahlen zu streichen, die kleiner oder gleich der Wurzel der Grenze </text:span></text:span><text:span text:style-name="Absatz-Standardschriftart"><text:span text:style-name="T43">limit </text:span></text:span><text:span text:style-name="Absatz-Standardschriftart"><text:span text:style-name="T59">sind. </text:span></text:span><text:span text:style-name="Absatz-Standardschriftart"><text:span text:style-name="T60">Denn ist ein Primfaktor einer zusammengesetzten Zahl immer kleiner gleich der Wurze</text:span></text:span><text:span text:style-name="Absatz-Standardschriftart"><text:span text:style-name="T61">l der zusammengesetzten Zahl.</text:span></text:span></text:p>
      <text:p text:style-name="P32"><text:span text:style-name="Absatz-Standardschriftart"><text:span text:style-name="T56"/></text:span></text:p>
      <text:p text:style-name="P34"><text:span text:style-name="Absatz-Standardschriftart"><text:span text:style-name="T62">Außerdem</text:span></text:span><text:span text:style-name="Absatz-Standardschriftart"><text:span text:style-name="T56"> muss </text:span></text:span><text:span text:style-name="Absatz-Standardschriftart"><text:span text:style-name="T63">b</text:span></text:span><text:span text:style-name="Absatz-Standardschriftart"><text:span text:style-name="T56">eim Streichen der Vielfachen erst mit dem Quadrat der Primzahl begonnen werden, da </text:span></text:span><text:span text:style-name="Absatz-Standardschriftart"><text:span text:style-name="T57">alle kleineren Vielfachen bereits getrichen wurden.</text:span></text:span></text:p>
      <text:p text:style-name="P34"><text:span text:style-name="Absatz-Standardschriftart"><text:span text:style-name="T57"/></text:span></text:p>
      <text:p text:style-name="P35"><text:span text:style-name="Absatz-Standardschriftart"><text:span text:style-name="T68">Programmablaufplan offiziell</text:span></text:span><text:span text:style-name="Absatz-Standardschriftart"><text:span text:style-name="T64">:</text:span></text:span></text:p>
      <text:p text:style-name="P35"><text:span text:style-name="Absatz-Standardschriftart"><text:span text:style-name="T64"/></text:span></text:p>
      <text:p text:style-name="P36"><text:span text:style-name="Absatz-Standardschriftart"><text:span text:style-name="T65">Programmablaufplan ohne </text:span></text:span><text:span text:style-name="Absatz-Standardschriftart"><text:span text:style-name="T69">die eins</text:span></text:span><text:span text:style-name="Absatz-Standardschriftart"><text:span text:style-name="T65"> und sqrt():</text:span></text:span></text:p>
      <text:p text:style-name="P36"><text:span text:style-name="Absatz-Standardschriftart"><text:span text:style-name="T65"/></text:span></text:p>
      <text:p text:style-name="P40"><text:span text:style-name="Absatz-Standardschriftart"><text:span text:style-name="T80">Da die eins keine Primzahl ist, kann man sie vorab ignorieren. Somit </text:span></text:span><text:span text:style-name="Absatz-Standardschriftart"><text:span text:style-name="T81">wird die Länge des </text:span></text:span><text:span text:style-name="Absatz-Standardschriftart"><text:span text:style-name="T44">primes</text:span></text:span><text:span text:style-name="Absatz-Standardschriftart"><text:span text:style-name="T81">-</text:span></text:span><text:span text:style-name="Absatz-Standardschriftart"><text:span text:style-name="T82">P</text:span></text:span><text:span text:style-name="Absatz-Standardschriftart"><text:span text:style-name="T81">uffers </text:span></text:span><text:span text:style-name="Absatz-Standardschriftart"><text:span text:style-name="T83">um ein Byte verringert </text:span></text:span><text:span text:style-name="Absatz-Standardschriftart"><text:span text:style-name="T84">(Speichereffizienz)</text:span></text:span><text:span text:style-name="Absatz-Standardschriftart"><text:span text:style-name="T83">. </text:span></text:span><text:span text:style-name="Absatz-Standardschriftart"><text:span text:style-name="T85">Zusätzlich muss zu Beginn ein Byte initialisiert werden. </text:span></text:span><text:span text:style-name="Absatz-Standardschriftart"><text:span text:style-name="T86">In der äußeren for()-Schleife wird ebenfalls ein Durchlauf weniger benötigt (Zeiteffizienz).</text:span></text:span></text:p>
      <text:p text:style-name="P40"><text:span text:style-name="Absatz-Standardschriftart"><text:span text:style-name="T86"/></text:span></text:p>
      <text:p text:style-name="P37"><text:span text:style-name="Absatz-Standardschriftart"><text:span text:style-name="T70">Die Wurzel einer Zahl an einem Computer zu berechnen ist </text:span></text:span><text:span text:style-name="Absatz-Standardschriftart"><text:span text:style-name="T71">ineffizienter, </text:span></text:span><text:span text:style-name="Absatz-Standardschriftart"><text:span text:style-name="T72">als </text:span></text:span><text:span text:style-name="Absatz-Standardschriftart"><text:span text:style-name="T76">diese</text:span></text:span><text:span text:style-name="Absatz-Standardschriftart"><text:span text:style-name="T72"> Zahl zu quadrieren.</text:span></text:span></text:p>
      <text:p text:style-name="P38"><text:soft-page-break/><text:span text:style-name="Absatz-Standardschriftart"><text:span text:style-name="T73">Denn kann für das Radizieren </text:span></text:span><text:span text:style-name="Absatz-Standardschriftart"><text:span text:style-name="T74">eine Bisektion benötigt werden, wohingegen Quadrier</text:span></text:span><text:span text:style-name="Absatz-Standardschriftart"><text:span text:style-name="T77">e</text:span></text:span><text:span text:style-name="Absatz-Standardschriftart"><text:span text:style-name="T74">n lediglich eine Multiplikation ist, welche direkt </text:span></text:span><text:span text:style-name="Absatz-Standardschriftart"><text:span text:style-name="T75">in der ALU ausgeführt werden kann.</text:span></text:span></text:p>
      <text:p text:style-name="P39"><text:span text:style-name="Absatz-Standardschriftart"><text:span text:style-name="T78">Somit </text:span></text:span><text:span text:style-name="Absatz-Standardschriftart"><text:span text:style-name="T79">kann man schreiben:</text:span></text:span></text:p>
      <text:p text:style-name="P39"><text:span text:style-name="Absatz-Standardschriftart"><text:span text:style-name="T79">...</text:span></text:span></text:p>
      <text:p text:style-name="P36"><text:span text:style-name="Absatz-Standardschriftart"><text:span text:style-name="T65"/></text:span></text:p>
      <text:p text:style-name="P36"><text:span text:style-name="Absatz-Standardschriftart"><text:span text:style-name="T66">Programmablaufplan </text:span></text:span><text:span text:style-name="Absatz-Standardschriftart"><text:span text:style-name="T67">u</text:span></text:span><text:span text:style-name="Absatz-Standardschriftart"><text:span text:style-name="T65">nsere</text:span></text:span><text:span text:style-name="Absatz-Standardschriftart"><text:span text:style-name="T67">r</text:span></text:span><text:span text:style-name="Absatz-Standardschriftart"><text:span text:style-name="T65"> </text:span></text:span><text:span text:style-name="Absatz-Standardschriftart"><text:span text:style-name="T66">Optimierungsmaßnamen:</text:span></text:span></text:p>
      <text:p text:style-name="P36"><text:span text:style-name="Absatz-Standardschriftart"><text:span text:style-name="T66"/></text:span></text:p>
      <text:p text:style-name="P41"><text:span text:style-name="Absatz-Standardschriftart"><text:span text:style-name="T87">Der Algorithmus kann weitergehend optimiert werden, indem man Zahlen </text:span></text:span><text:span text:style-name="Absatz-Standardschriftart"><text:span text:style-name="T90">vorab </text:span></text:span><text:span text:style-name="Absatz-Standardschriftart"><text:span text:style-name="T87">streicht. So haben wir </text:span></text:span><text:span text:style-name="Absatz-Standardschriftart"><text:span text:style-name="T88">alle Vielfachen </text:span></text:span><text:span text:style-name="Absatz-Standardschriftart"><text:span text:style-name="T89">von zwei </text:span></text:span><text:span text:style-name="Absatz-Standardschriftart"><text:span text:style-name="T91">bereits ,,gestrichen“. </text:span></text:span><text:span text:style-name="Absatz-Standardschriftart"><text:span text:style-name="T92">Daraus </text:span></text:span><text:span text:style-name="Absatz-Standardschriftart"><text:span text:style-name="T93">ergibt sich folge</text:span></text:span><text:span text:style-name="Absatz-Standardschriftart"><text:span text:style-name="T94">nde Speichereinsparung:</text:span></text:span></text:p>
      <text:p text:style-name="P41"><text:span text:style-name="Absatz-Standardschriftart"><text:span text:style-name="T94">…</text:span></text:span></text:p>
      <text:p text:style-name="P41"><text:span text:style-name="Absatz-Standardschriftart"><text:span text:style-name="T94"/></text:span></text:p>
      <text:p text:style-name="P42"><text:span text:style-name="Absatz-Standardschriftart"><text:span text:style-name="T95">Auch zeigen unsere Messungen, dass, wenn man alle Vielfachen von zwei weglässt, der Algorithmus mehr als doppelt so schnell </text:span></text:span><text:span text:style-name="Absatz-Standardschriftart"><text:span text:style-name="T96">terminiert</text:span></text:span><text:span text:style-name="Absatz-Standardschriftart"><text:span text:style-name="T95"> (Zeiteffizienz).</text:span></text:span></text:p>
      <text:p text:style-name="P42"><text:span text:style-name="Absatz-Standardschriftart"><text:span text:style-name="T95"/></text:span></text:p>
      <text:p text:style-name="P43"><text:span text:style-name="Absatz-Standardschriftart"><text:span text:style-name="T116">Calc-sheet</text:span></text:span></text:p>
      <text:p text:style-name="P34"><text:span text:style-name="Absatz-Standardschriftart"><text:span text:style-name="T57"/></text:span></text:p>
      <text:p text:style-name="P44"><text:span text:style-name="Absatz-Standardschriftart"><text:span text:style-name="T97">Wie haben wir die Zeiten gemessen?</text:span></text:span></text:p>
      <text:p text:style-name="P45"><text:span text:style-name="Absatz-Standardschriftart"><text:span text:style-name="T98">Um die Laufzeit der einzelnen Versionen des Algorithmus zu messen, </text:span></text:span><text:span text:style-name="Absatz-Standardschriftart"><text:span text:style-name="T99">verwendeten wir </text:span></text:span><text:span text:style-name="Absatz-Standardschriftart"><text:span text:style-name="T100">folgenden Quellcode:</text:span></text:span></text:p>
      <text:p text:style-name="P45"><text:span text:style-name="Absatz-Standardschriftart"><text:span text:style-name="T100">…</text:span></text:span></text:p>
      <text:p text:style-name="P45"><text:span text:style-name="Absatz-Standardschriftart"><text:span text:style-name="T100"/></text:span></text:p>
      <text:p text:style-name="P46"><text:span text:style-name="Absatz-Standardschriftart"><text:span text:style-name="T101">Es wird bewusst nicht die Zeit zum Ausgeben (printf()) mit einbezogen, da die</text:span></text:span><text:span text:style-name="Absatz-Standardschriftart"><text:span text:style-name="T110">se </text:span></text:span><text:span text:style-name="Absatz-Standardschriftart"><text:span text:style-name="T111">allgemein </text:span></text:span><text:span text:style-name="Absatz-Standardschriftart"><text:span text:style-name="T102">einen großen Anteil an Laufzeit </text:span></text:span><text:span text:style-name="Absatz-Standardschriftart"><text:span text:style-name="T103">beansprucht. </text:span></text:span><text:span text:style-name="Absatz-Standardschriftart"><text:span text:style-name="T105">Vergleicht man die folgenden Messwerte mit den obigen, </text:span></text:span><text:span text:style-name="Absatz-Standardschriftart"><text:span text:style-name="T106">so </text:span></text:span><text:span text:style-name="Absatz-Standardschriftart"><text:span text:style-name="T107">ergibt sich bei unserem optimierten Algorithmus für n = 1.000.000 eine Zeit von etwa 1389.054 </text:span></text:span><text:span text:style-name="Absatz-Standardschriftart"><text:span text:style-name="T108">Sekunden</text:span></text:span><text:span text:style-name="Absatz-Standardschriftart"><text:span text:style-name="T107"> mit Ausgabe aller Primzahlen und </text:span></text:span><text:span text:style-name="Absatz-Standardschriftart"><text:span text:style-name="T108">e</text:span></text:span><text:span text:style-name="Absatz-Standardschriftart"><text:span text:style-name="T112">tw</text:span></text:span><text:span text:style-name="Absatz-Standardschriftart"><text:span text:style-name="T119">a </text:span></text:span><text:span text:style-name="Absatz-Standardschriftart"><text:span text:style-name="T117">8.0484920487 Sekunden </text:span></text:span><text:span text:style-name="Absatz-Standardschriftart"><text:span text:style-name="T118">ohne.</text:span></text:span></text:p>
      <text:p text:style-name="P46"><text:span text:style-name="Absatz-Standardschriftart"><text:span text:style-name="T104">…</text:span></text:span></text:p>
      <text:p text:style-name="P46"><text:span text:style-name="Absatz-Standardschriftart"><text:span text:style-name="T104"/></text:span></text:p>
      <text:p text:style-name="P46"><text:span text:style-name="Absatz-Standardschriftart"><text:span text:style-name="T10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ibu </meta:initial-creator>
    <dc:creator>sibu </dc:creator>
    <meta:creation-date>2017-01-30T12:58:00Z</meta:creation-date>
    <dc:date>2017-02-01T16:18:35.722910103</dc:date>
    <meta:editing-cycles>185</meta:editing-cycles>
    <meta:editing-duration>PT2H6M33S</meta:editing-duration>
    <meta:document-statistic meta:table-count="0" meta:image-count="0" meta:object-count="0" meta:page-count="3" meta:paragraph-count="69" meta:word-count="731" meta:character-count="5209" meta:non-whitespace-character-count="4582"/>
    <meta:template xlink:type="simple" xlink:actuate="onRequest" xlink:title="" xlink:href="Normal.dotm"/>
  </office:meta>
</office:document-meta>
</file>